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S401</text:p>
      <text:p text:style-name="Standard">FOSS Assignment 2: Eucalyptus </text:p>
      <text:p text:style-name="Standard"/>
      <text:p text:style-name="Standard"/>
      <text:p text:style-name="P1"><text:tab/>Working on the FOSS assignment again this time focusing on the project we actually decided on working on this semester starting with the total number of contributors: the number according to ohloh.net is around 28 which, including our class, would put the total closer to 50 which is why that websites information is a bit skewed, I would imagine but I couldn't find a place with a one hundred percent accurate number so I guess this will do. This project is active and will continue to be active for at least several months, considering a class of almost 30 will be participating in testing/debugging and documenting their latest release of 3.0. <text:s/>The documentation for this project is great with many tutorials for the older versions and hopefully once we are finished the documentation for 3.0 will be just as good. <text:s/>Tracking bugs for this project is done like many other projects with the code being hosted in launch pad you can report errors their and they also have forums for reporting issues, and they have a “issue tracker” for contributors. <text:s/>This project is very credible, form looking at all the wiki's and reading the website and not to mention the teacher of this class has a passion for this project, I would imagine he has done his research. <text:s/>The software can easily be downloaded and installed and is going to be tested/debugged in, for the most part, CentOS 6.0. <text:s/>The developers use the IRC channel, emails, group email listings, and our class will be using our own IRC channel and a group email, not to mention most of the class has each other on facebook is the other methods aren't wo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Celona</meta:initial-creator>
    <meta:creation-date>2012-02-13T10:28:43.30</meta:creation-date>
    <dc:date>2012-03-26T15:09:15</dc:date>
    <dc:creator>Karl Wurst</dc:creator>
    <meta:editing-duration>PT6M40S</meta:editing-duration>
    <meta:editing-cycles>2</meta:editing-cycles>
    <meta:generator>LibreOffice/3.4$Unix LibreOffice_project/340m1$Build-302</meta:generator>
    <meta:document-statistic meta:table-count="0" meta:image-count="0" meta:object-count="0" meta:page-count="1" meta:paragraph-count="3" meta:word-count="286" meta:character-count="1645" meta:non-whitespace-character-count="1355"/>
  </office:meta>
</office:document-meta>
</file>